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700000038DCA62B1E29D7CA15.png" manifest:media-type="image/png"/>
  <manifest:file-entry manifest:full-path="Pictures/10000201000002F800000038490E1AF333E6BC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Arial1" svg:font-family="Arial" style:font-family-generic="roman"/>
    <style:font-face style:name="Calibri" svg:font-family="Calibri" style:font-family-generic="roman"/>
    <style:font-face style:name="Calibri Light" svg:font-family="'Calibri Light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Noto Sans Devanagari" svg:font-family="'Noto Sans Devanagari'" style:font-family-generic="swiss"/>
    <style:font-face style:name="Liberation Mono" svg:font-family="'Liberation Mono'" style:font-family-generic="modern" style:font-pitch="fixed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margin-top="0.212cm" fo:margin-bottom="0cm" style:contextual-spacing="false" fo:text-align="center" style:justify-single-word="false"/>
    </style:style>
    <style:style style:name="P4" style:family="paragraph" style:parent-style-name="Header" style:master-page-name="First_20_Page">
      <style:paragraph-properties fo:margin-top="0.212cm" fo:margin-bottom="0cm" style:contextual-spacing="false" fo:text-align="center" style:justify-single-word="false" style:page-number="0"/>
    </style:style>
    <style:style style:name="P5" style:family="paragraph" style:parent-style-name="Header">
      <style:paragraph-properties fo:margin-top="0.423cm" fo:margin-bottom="0cm" style:contextual-spacing="false" fo:text-align="center" style:justify-single-word="false"/>
    </style:style>
    <style:style style:name="P6" style:family="paragraph" style:parent-style-name="Heading_20_1">
      <style:text-properties officeooo:paragraph-rsid="00116835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paragraph-rsid="0017de77"/>
    </style:style>
    <style:style style:name="P10" style:family="paragraph" style:parent-style-name="Standard">
      <style:paragraph-properties fo:text-align="center" style:justify-single-word="false"/>
      <style:text-properties officeooo:paragraph-rsid="001b3688"/>
    </style:style>
    <style:style style:name="P11" style:family="paragraph" style:parent-style-name="Standard">
      <style:text-properties officeooo:rsid="00116835" officeooo:paragraph-rsid="00116835"/>
    </style:style>
    <style:style style:name="P12" style:family="paragraph" style:parent-style-name="Standard">
      <style:text-properties officeooo:rsid="0014cc44" officeooo:paragraph-rsid="0014cc44"/>
    </style:style>
    <style:style style:name="P13" style:family="paragraph" style:parent-style-name="Standard">
      <style:text-properties style:font-name="Arial1" fo:font-size="12pt" officeooo:rsid="00164015" officeooo:paragraph-rsid="00164015" style:font-size-asian="12pt" style:font-name-complex="Times New Roman1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2pt" officeooo:rsid="00164015" officeooo:paragraph-rsid="00164015" style:font-size-asian="12pt" style:font-name-complex="Times New Roman1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2pt" officeooo:rsid="00164015" officeooo:paragraph-rsid="0017de77" style:font-size-asian="12pt" style:font-name-complex="Times New Roman1" style:font-size-complex="16pt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2pt" officeooo:rsid="00164015" officeooo:paragraph-rsid="00164015" style:font-size-asian="12pt" style:font-name-complex="Times New Roman1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2pt" officeooo:rsid="001779ca" officeooo:paragraph-rsid="001779ca" style:font-size-asian="12pt" style:font-name-complex="Times New Roman1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Arial1" fo:font-size="12pt" officeooo:rsid="0017de77" officeooo:paragraph-rsid="0017de77" style:font-size-asian="12pt" style:font-name-complex="Times New Roman1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Arial1" fo:font-size="12pt" officeooo:rsid="0017de77" officeooo:paragraph-rsid="0017de77" style:font-size-asian="12pt" style:font-name-complex="Times New Roman1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2pt" officeooo:rsid="0017de77" officeooo:paragraph-rsid="0017de77" style:font-size-asian="12pt" style:font-name-complex="Times New Roman1" style:font-size-complex="16pt"/>
    </style:style>
    <style:style style:name="P21" style:family="paragraph" style:parent-style-name="Standard">
      <style:text-properties style:font-name="Arial1" fo:font-size="12pt" officeooo:rsid="001afc65" officeooo:paragraph-rsid="001afc65" style:font-size-asian="12pt" style:font-name-complex="Times New Roman1" style:font-size-complex="16pt"/>
    </style:style>
    <style:style style:name="P22" style:family="paragraph" style:parent-style-name="Standard">
      <style:paragraph-properties fo:text-align="center" style:justify-single-word="false"/>
      <style:text-properties style:font-name="Arial1" fo:font-size="12pt" officeooo:rsid="001be093" officeooo:paragraph-rsid="001be093" style:font-size-asian="12pt" style:font-name-complex="Times New Roman1" style:font-size-complex="16pt"/>
    </style:style>
    <style:style style:name="P23" style:family="paragraph" style:parent-style-name="Standard">
      <style:paragraph-properties fo:margin-top="0.212cm" fo:margin-bottom="0cm" style:contextual-spacing="false" fo:line-height="100%"/>
      <style:text-properties fo:font-size="14pt" style:font-size-asian="14pt" style:font-size-complex="14pt"/>
    </style:style>
    <style:style style:name="P24" style:family="paragraph" style:parent-style-name="Standard">
      <style:paragraph-properties fo:margin-top="0.212cm" fo:margin-bottom="0cm" style:contextual-spacing="false" fo:line-height="100%" fo:text-align="center" style:justify-single-word="false"/>
      <style:text-properties fo:font-size="14pt" style:font-size-asian="14pt" style:font-size-complex="14pt"/>
    </style:style>
    <style:style style:name="P25" style:family="paragraph" style:parent-style-name="Standard">
      <style:paragraph-properties fo:margin-top="0.212cm" fo:margin-bottom="0cm" style:contextual-spacing="false" fo:line-height="100%" fo:text-align="center" style:justify-single-word="false"/>
    </style:style>
    <style:style style:name="P26" style:family="paragraph" style:parent-style-name="Standard">
      <style:paragraph-properties fo:margin-left="0cm" fo:margin-right="0cm" fo:text-align="center" style:justify-single-word="false" fo:text-indent="0.501cm" style:auto-text-indent="false"/>
      <style:text-properties style:font-name="Arial1" fo:font-size="16pt" fo:font-weight="bold" officeooo:rsid="001afc65" officeooo:paragraph-rsid="001afc65" style:font-size-asian="16pt" style:font-weight-asian="bold" style:font-name-complex="Times New Roman1" style:font-size-complex="16pt"/>
    </style:style>
    <style:style style:name="P27" style:family="paragraph" style:parent-style-name="Standard">
      <style:paragraph-properties fo:margin-left="0cm" fo:margin-right="0cm" fo:margin-top="0.212cm" fo:margin-bottom="0cm" style:contextual-spacing="false" fo:line-height="100%" fo:text-indent="0cm" style:auto-text-indent="false"/>
      <style:text-properties fo:font-size="14pt" style:font-size-asian="14pt" style:font-size-complex="14pt"/>
    </style:style>
    <style:style style:name="P28" style:family="paragraph" style:parent-style-name="Standard">
      <style:paragraph-properties fo:margin-left="0cm" fo:margin-right="0cm" fo:margin-top="0.212cm" fo:margin-bottom="0cm" style:contextual-spacing="false" fo:line-height="100%" fo:text-align="end" style:justify-single-word="false" fo:text-indent="0cm" style:auto-text-indent="false"/>
    </style:style>
    <style:style style:name="P29" style:family="paragraph" style:parent-style-name="Standard">
      <style:paragraph-properties fo:margin-left="2.498cm" fo:margin-right="0cm" fo:margin-top="0.212cm" fo:margin-bottom="0cm" style:contextual-spacing="false" fo:line-height="100%" fo:text-align="center" style:justify-single-word="false" fo:text-indent="1cm" style:auto-text-indent="false"/>
      <style:text-properties fo:font-size="14pt" style:font-size-asian="14pt" style:font-size-complex="14pt"/>
    </style:style>
    <style:style style:name="P30" style:family="paragraph" style:parent-style-name="Standard">
      <style:paragraph-properties fo:margin-left="8.752cm" fo:margin-right="0cm" fo:margin-top="0.212cm" fo:margin-bottom="0cm" style:contextual-spacing="false" fo:line-height="100%" fo:text-indent="1cm" style:auto-text-indent="false"/>
    </style:style>
    <style:style style:name="P31" style:family="paragraph" style:parent-style-name="Standard">
      <style:paragraph-properties fo:margin-left="8.752cm" fo:margin-right="0cm" fo:margin-top="0.212cm" fo:margin-bottom="0cm" style:contextual-spacing="false" fo:line-height="100%" fo:text-indent="1cm" style:auto-text-indent="false"/>
      <style:text-properties fo:font-size="14pt" style:font-size-asian="14pt" style:font-size-complex="14pt"/>
    </style:style>
    <style:style style:name="P32" style:family="paragraph" style:parent-style-name="Standard">
      <style:paragraph-properties fo:margin-left="8.752cm" fo:margin-right="0cm" fo:margin-top="0.212cm" fo:margin-bottom="0cm" style:contextual-spacing="false" fo:line-height="100%" fo:text-indent="1.499cm" style:auto-text-indent="false"/>
    </style:style>
    <style:style style:name="P33" style:family="paragraph" style:parent-style-name="Standard">
      <style:paragraph-properties fo:margin-left="8.752cm" fo:margin-right="0cm" fo:margin-top="0.212cm" fo:margin-bottom="0cm" style:contextual-spacing="false" fo:line-height="100%" fo:text-indent="1.499cm" style:auto-text-indent="false"/>
      <style:text-properties fo:font-size="14pt" style:font-size-asian="14pt" style:font-size-complex="14pt"/>
    </style:style>
    <style:style style:name="P34" style:family="paragraph" style:parent-style-name="Standard">
      <style:paragraph-properties fo:margin-left="8.752cm" fo:margin-right="0cm" fo:margin-top="0.212cm" fo:margin-bottom="0cm" style:contextual-spacing="false" fo:line-height="100%" fo:text-align="end" style:justify-single-word="false" fo:text-indent="-2.752cm" style:auto-text-indent="false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Mono" fo:font-size="11pt" officeooo:rsid="0013063e" officeooo:paragraph-rsid="0013063e" style:font-size-asian="11pt" style:font-size-complex="11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Mono" fo:font-size="11pt" officeooo:rsid="0014cc44" officeooo:paragraph-rsid="0014cc44" style:font-size-asian="11pt" style:font-size-complex="11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Mono" fo:font-size="11pt" style:font-size-asian="11pt" style:font-size-complex="11p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Mono" fo:font-size="11pt" officeooo:paragraph-rsid="0013063e" style:font-size-asian="11pt" style:font-size-complex="11p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Mono" fo:font-size="11pt" officeooo:paragraph-rsid="00163c7e" style:font-size-asian="11pt" style:font-size-complex="11pt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Mono" fo:font-size="11pt" fo:font-weight="bold" officeooo:rsid="0013063e" officeooo:paragraph-rsid="0014cc44" style:font-size-asian="11pt" style:font-weight-asian="bold" style:font-size-complex="11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page" fo:background-color="transparent" style:writing-mode="lr-tb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Liberation Mono" fo:font-size="11pt" fo:font-weight="bold" officeooo:rsid="0013063e" officeooo:paragraph-rsid="0013063e" style:font-size-asian="11pt" style:font-weight-asian="bold" style:font-size-complex="11pt" style:font-weight-complex="bold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page-number="auto" fo:background-color="transparent" style:writing-mode="lr-tb"/>
      <style:text-properties officeooo:paragraph-rsid="00116835"/>
    </style:style>
    <style:style style:name="P4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cm" style:auto-text-indent="false" style:page-number="auto" fo:break-before="page" fo:background-color="transparent" style:writing-mode="lr-tb"/>
      <style:text-properties officeooo:paragraph-rsid="0014cc44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officeooo:paragraph-rsid="00116835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63c7e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bold" officeooo:rsid="00163c7e" style:font-size-asian="14pt" style:font-weight-asian="bold" style:font-size-complex="14pt"/>
    </style:style>
    <style:style style:name="T5" style:family="text">
      <style:text-properties fo:font-size="14pt" fo:language="en" fo:country="US" officeooo:rsid="00163c7e" style:font-size-asian="14pt" style:font-size-complex="14pt"/>
    </style:style>
    <style:style style:name="T6" style:family="text">
      <style:text-properties style:font-name="Arial1" fo:font-size="14pt" officeooo:rsid="00163c7e" style:font-size-asian="14pt" style:font-name-complex="Times New Roman1" style:font-size-complex="14pt"/>
    </style:style>
    <style:style style:name="T7" style:family="text">
      <style:text-properties style:font-name="Arial1" fo:font-size="12pt" officeooo:rsid="00164015" style:font-size-asian="12pt" style:font-name-complex="Times New Roman1" style:font-size-complex="16pt"/>
    </style:style>
    <style:style style:name="T8" style:family="text">
      <style:text-properties style:font-name="Arial1" fo:font-size="12pt" officeooo:rsid="0017de77" style:font-size-asian="12pt" style:font-name-complex="Times New Roman1" style:font-size-complex="16pt"/>
    </style:style>
    <style:style style:name="T9" style:family="text">
      <style:text-properties fo:font-size="16pt" fo:font-weight="bold" style:font-size-asian="16pt" style:font-weight-asian="bold"/>
    </style:style>
    <style:style style:name="T10" style:family="text">
      <style:text-properties officeooo:rsid="00116835"/>
    </style:style>
    <style:style style:name="T11" style:family="text">
      <style:text-properties style:font-name="Arial" fo:font-size="12pt" fo:font-weight="normal" officeooo:rsid="0014cc44" style:font-size-asian="12pt" style:font-weight-asian="normal" style:font-size-complex="12pt" style:font-weight-complex="normal"/>
    </style:style>
    <style:style style:name="T12" style:family="text">
      <style:text-properties style:font-name="Arial" fo:font-size="12pt" fo:font-weight="normal" officeooo:rsid="0014cc44" style:font-size-asian="12pt" style:font-weight-asian="normal" style:font-name-complex="Times New Roman1" style:font-size-complex="12pt" style:font-weight-complex="normal"/>
    </style:style>
    <style:style style:name="T13" style:family="text">
      <style:text-properties officeooo:rsid="0017de77"/>
    </style:style>
    <style:style style:name="T14" style:family="text">
      <style:text-properties officeooo:rsid="001d4bbf"/>
    </style:style>
    <style:style style:name="T15" style:family="text">
      <style:text-properties officeooo:rsid="001e1c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Министерство науки и высшего образования Российской Федерации</text:span></text:p>
      <text:p text:style-name="P3"><text:span text:style-name="T1">Федеральное государственное бюджетное образовательное учреждение высшего образования</text:span></text:p>
      <text:p text:style-name="P3"><text:span text:style-name="T1">ТОМСКИЙ ГОСУДАРСТВЕННЫЙ УНИВЕРСИТЕТ СИСТЕМ УПРАВЛЕНИЯ И РАДИОЭЛЕКТРОНИКИ (ТУСУР)</text:span></text:p>
      <text:p text:style-name="P5"><text:span text:style-name="T1">Кафедра автоматизированных систем управления (АСУ)</text:span></text:p>
      <text:p text:style-name="P24"/>
      <text:p text:style-name="P23"/>
      <text:p text:style-name="P23"/>
      <text:p text:style-name="P26">СТЕКИ И ОЧЕРЕДИ</text:p>
      <text:p text:style-name="P27"/>
      <text:p text:style-name="P25"><text:span text:style-name="T3">Отчет по лабораторной работе №</text:span><text:span text:style-name="T4">2</text:span></text:p>
      <text:p text:style-name="P25"><text:span text:style-name="T3">По дисциплине </text:span></text:p>
      <text:p text:style-name="P25"><text:span text:style-name="T3">«Структуры и алгоритмы обработки данных в ЭВМ»</text:span></text:p>
      <text:p text:style-name="P23"/>
      <text:p text:style-name="P23"/>
      <text:p text:style-name="P23"/>
      <text:p text:style-name="P29"/>
      <text:p text:style-name="P29"/>
      <text:p text:style-name="P30"><text:span text:style-name="T1">Выполнил: студент гр. 439-</text:span><text:span text:style-name="T5">3</text:span></text:p>
      <text:p text:style-name="P28"><text:span text:style-name="T1">_______________ </text:span><text:span text:style-name="T6">Мазовец</text:span><text:span text:style-name="T1"> </text:span><text:span text:style-name="T2">А</text:span><text:span text:style-name="T1">. </text:span><text:span text:style-name="T2">С</text:span><text:span text:style-name="T1">.</text:span></text:p>
      <text:p text:style-name="P32"><text:span text:style-name="T1">«___»___________ 2020 г.</text:span></text:p>
      <text:p text:style-name="P33"/>
      <text:p text:style-name="P34"><text:span text:style-name="T1"><text:s text:c="7"/>Проверил: ассистент каф. АСУ</text:span></text:p>
      <text:p text:style-name="P28"><text:span text:style-name="T1">_______________ Яблонский Я. В.</text:span></text:p>
      <text:p text:style-name="P32"><text:span text:style-name="T1">«___»___________ 2020 г.</text:span></text:p>
      <text:p text:style-name="P31"/>
      <text:p text:style-name="P27"/>
      <text:p text:style-name="P31"/>
      <text:p text:style-name="P31"/>
      <text:p text:style-name="P31"/>
      <text:p text:style-name="P8"/>
      <text:h text:style-name="P6" text:outline-level="1"><text:soft-page-break/>Задание на лабораторную работу</text:h>
      <text:p text:style-name="P43"><text:span text:style-name="T10">Вариант </text:span>3. </text:p>
      <text:p text:style-name="P45">Пусть даны две очереди X и Y, содержащие вещественные числа. Из каждой очереди одновременно извлекается по одному числу x и y, соответственно. </text:p>
      <text:p text:style-name="P45">Если x &lt; y, то число (x + y) помещается в конец очереди X, иначе число (x – y) помещается в конец очереди Y. </text:p>
      <text:p text:style-name="P45">Вычисления заканчиваются, когда одна из очередей становится пустой.</text:p>
      <text:p text:style-name="P45">Подсчитайте число шагов, через которое одна из очередей станет пустой.</text:p>
      <text:p text:style-name="P45">Для реализации АТД Очередь использовать динамическое распределение памяти. Начальное заполнение очередей X и Y считываются из файла.</text:p>
      <text:h text:style-name="Heading_20_1" text:outline-level="1">Алгоритм решения задачи</text:h>
      <text:p text:style-name="P11">С помощью метода АТД очеред<text:span text:style-name="T15">и</text:span> top, который возвращает значение первого элемента в очереди с начала, сравниваю значения для двух очередей. Далее, в соответствии с заданием, с помощью методов АТД очереди deQueue и enQueue вынимаю значения из очередей и помещаю в конец требуемой очереди.</text:p>
      <text:p text:style-name="P11">Для решения задачи выбрал реализацию очереди на динамическом односвязном линейном списке с фиктивным корневым элементом. Следовательно, для выполнения задачи необходимо написать АТД список и АДТ очередь.</text:p>
      <text:h text:style-name="P7" text:outline-level="1">Листинг программы</text:h>
      <text:p text:style-name="P12">Реализация класса АТД линейный список. Вспомогательный класс node.</text:p>
      <text:p text:style-name="P42">asmazovec@case insert ./sem3.СиАОДвЭВМ.lab2 &gt; cat list.hpp</text:p>
      <text:p text:style-name="P37"/>
      <text:p text:style-name="P37">#ifndef list_HPP_</text:p>
      <text:p text:style-name="P37">#define list_HPP_</text:p>
      <text:p text:style-name="P37"/>
      <text:p text:style-name="P37">#include &lt;iostream&gt;</text:p>
      <text:p text:style-name="P37">#include &lt;stdexcept&gt;</text:p>
      <text:p text:style-name="P37"/>
      <text:p text:style-name="P37">namespace ads {</text:p>
      <text:p text:style-name="P35"><text:s text:c="4"/>/* class node */</text:p>
      <text:p text:style-name="P37"><text:s text:c="4"/>template &lt;typename T&gt;</text:p>
      <text:p text:style-name="P37"><text:s text:c="4"/>class _node;</text:p>
      <text:p text:style-name="P37"/>
      <text:p text:style-name="P37"><text:s text:c="4"/>template &lt;typename T&gt;</text:p>
      <text:p text:style-name="P37"><text:s text:c="4"/>std::ostream&amp; operator&lt;&lt; (std::ostream&amp; o, const _node&lt;T&gt; &amp;n);</text:p>
      <text:p text:style-name="P37"/>
      <text:p text:style-name="P37"><text:s text:c="4"/>template &lt;typename T&gt;</text:p>
      <text:p text:style-name="P37"><text:s text:c="4"/>class _node {</text:p>
      <text:p text:style-name="P37"><text:s text:c="8"/>public:</text:p>
      <text:p text:style-name="P37"><text:s text:c="12"/>T field;</text:p>
      <text:p text:style-name="P37"><text:s text:c="12"/>_node *next;</text:p>
      <text:p text:style-name="P37"/>
      <text:p text:style-name="P37"><text:s text:c="12"/>_node (T data = 0);</text:p>
      <text:p text:style-name="P37"><text:s text:c="12"/>_node (const _node &amp;) = delete;</text:p>
      <text:p text:style-name="P37"><text:s text:c="12"/>_node (_node &amp;&amp;n);</text:p>
      <text:p text:style-name="P37"><text:s text:c="12"/>_node &amp;operator= (const _node &amp;) = delete;</text:p>
      <text:p text:style-name="P37"><text:s text:c="12"/>_node &amp;operator= (_node &amp;&amp;n);</text:p>
      <text:p text:style-name="P37"><text:s text:c="12"/>_node &amp;operator= (T data);</text:p>
      <text:p text:style-name="P37"/>
      <text:p text:style-name="P38"><text:s text:c="12"/>friend std::ostream&amp; operator&lt;&lt; &lt;&gt; (std::ostream&amp; o, </text:p>
      <text:p text:style-name="P38"><text:s text:c="48"/>const _node&lt;T&gt; &amp;n);</text:p>
      <text:p text:style-name="P37"><text:s text:c="4"/>};</text:p>
      <text:p text:style-name="P38"/>
      <text:p text:style-name="P38"><text:s text:c="4"/>template &lt;typename T&gt;</text:p>
      <text:p text:style-name="P38"><text:s text:c="4"/>_node&lt;T&gt;::_node (T data): field (data), next(nullptr) {}</text:p>
      <text:p text:style-name="P38"/>
      <text:p text:style-name="P38"><text:s text:c="4"/>template &lt;typename T&gt;</text:p>
      <text:p text:style-name="P38"><text:s text:c="4"/>_node&lt;T&gt;::_node (_node &amp;&amp;n)</text:p>
      <text:p text:style-name="P38"><text:s text:c="8"/>:field (n.field), next (n.next) {</text:p>
      <text:p text:style-name="P38"><text:s text:c="8"/>std::cout &lt;&lt; "move clone node " &lt;&lt; std::endl;</text:p>
      <text:p text:style-name="P38"><text:s text:c="8"/>n.next = nullptr;</text:p>
      <text:p text:style-name="P38"><text:s text:c="4"/>}</text:p>
      <text:p text:style-name="P38"/>
      <text:p text:style-name="P38"><text:s text:c="4"/>template &lt;typename T&gt;</text:p>
      <text:p text:style-name="P38"><text:s text:c="4"/>_node&lt;T&gt; &amp;_node&lt;T&gt;::operator= (_node&lt;T&gt; &amp;&amp;n) {</text:p>
      <text:p text:style-name="P38"><text:s text:c="8"/>std::cout &lt;&lt; "move operator= node " &lt;&lt; std::endl;</text:p>
      <text:p text:style-name="P38"><text:s text:c="8"/>if (&amp;n == this)</text:p>
      <text:p text:style-name="P38"><text:s text:c="12"/>return *this;</text:p>
      <text:p text:style-name="P38"><text:soft-page-break/></text:p>
      <text:p text:style-name="P38"><text:s text:c="8"/>field = n.field;</text:p>
      <text:p text:style-name="P38"><text:s text:c="8"/>next = n.next;</text:p>
      <text:p text:style-name="P38"><text:s text:c="8"/>n.next = nullptr;</text:p>
      <text:p text:style-name="P38"><text:s text:c="8"/>return *this;</text:p>
      <text:p text:style-name="P38"><text:s text:c="4"/>}</text:p>
      <text:p text:style-name="P38"/>
      <text:p text:style-name="P38"><text:s text:c="4"/>template &lt;typename T&gt;</text:p>
      <text:p text:style-name="P38"><text:s text:c="4"/>_node&lt;T&gt; &amp;_node&lt;T&gt;::operator= (T data) {</text:p>
      <text:p text:style-name="P38"><text:s text:c="8"/>field = data;</text:p>
      <text:p text:style-name="P38"><text:s text:c="8"/>return *this;</text:p>
      <text:p text:style-name="P38"><text:s text:c="4"/>}</text:p>
      <text:p text:style-name="P38"/>
      <text:p text:style-name="P38"><text:s text:c="4"/>template &lt;typename T&gt;</text:p>
      <text:p text:style-name="P38"><text:s text:c="4"/>std::ostream&amp; operator&lt;&lt; (std::ostream&amp; o, const _node&lt;T&gt; &amp;n) {</text:p>
      <text:p text:style-name="P38"><text:s text:c="8"/>o &lt;&lt; n.field;</text:p>
      <text:p text:style-name="P38"><text:s text:c="8"/>return o;</text:p>
      <text:p text:style-name="P38"><text:s text:c="4"/>}</text:p>
      <text:p text:style-name="P35">}</text:p>
      <text:p text:style-name="P44"><text:span text:style-name="T11">Реализация класса АТД линейный список. </text:span><text:span text:style-name="T12">Реализация класса list.</text:span></text:p>
      <text:p text:style-name="P40">asmazovec@case insert ./sem3.СиАОДвЭВМ.lab2 &gt; cat list.hpp</text:p>
      <text:p text:style-name="P35"/>
      <text:p text:style-name="P36">namespace ads {</text:p>
      <text:p text:style-name="P36"><text:s text:c="4"/>/* class list */</text:p>
      <text:p text:style-name="P38"><text:s text:c="4"/>template &lt;typename T&gt;</text:p>
      <text:p text:style-name="P35"><text:s text:c="4"/>class list;</text:p>
      <text:p text:style-name="P37"/>
      <text:p text:style-name="P38"><text:s text:c="4"/>template &lt;typename T&gt;</text:p>
      <text:p text:style-name="P38"><text:s text:c="4"/>std::ostream&amp; operator&lt;&lt; (std::ostream&amp; o, const list&lt;T&gt; &amp;l);</text:p>
      <text:p text:style-name="P38"/>
      <text:p text:style-name="P37"><text:s text:c="4"/>template &lt;typename T&gt;</text:p>
      <text:p text:style-name="P37"><text:s text:c="4"/>class list {</text:p>
      <text:p text:style-name="P37"><text:s text:c="8"/>private:</text:p>
      <text:p text:style-name="P37"><text:s text:c="12"/>mutable _node&lt;T&gt; node;</text:p>
      <text:p text:style-name="P37"><text:s text:c="12"/>_node&lt;T&gt; &amp;getNode (int index) const;</text:p>
      <text:p text:style-name="P37"/>
      <text:p text:style-name="P37"><text:s text:c="8"/>public:</text:p>
      <text:p text:style-name="P37"><text:s text:c="12"/>list();</text:p>
      <text:p text:style-name="P37"><text:s text:c="12"/>~list();</text:p>
      <text:p text:style-name="P37"><text:s text:c="12"/>T &amp;operator[] (int index);</text:p>
      <text:p text:style-name="P37"><text:s text:c="12"/>T operator[] (int index) const;</text:p>
      <text:p text:style-name="P37"/>
      <text:p text:style-name="P37"><text:s text:c="12"/>list &amp;push (T data, int index);</text:p>
      <text:p text:style-name="P37"><text:s text:c="12"/>list &amp;pushStart (T data);</text:p>
      <text:p text:style-name="P37"><text:s text:c="12"/>list &amp;pushBack (T data);</text:p>
      <text:p text:style-name="P37"><text:s text:c="12"/>T pop (int index);</text:p>
      <text:p text:style-name="P37"><text:s text:c="12"/>int len() const;</text:p>
      <text:p text:style-name="P37"><text:s text:c="12"/>bool isEmpty() const;</text:p>
      <text:p text:style-name="P37"/>
      <text:p text:style-name="P38"><text:s text:c="12"/>friend std::ostream&amp; operator&lt;&lt; &lt;&gt; (std::ostream&amp; o, </text:p>
      <text:p text:style-name="P38"><text:s text:c="48"/>const list&lt;T&gt; &amp;l);</text:p>
      <text:p text:style-name="P37"><text:s text:c="4"/>};</text:p>
      <text:p text:style-name="P37"/>
      <text:p text:style-name="P37"><text:s text:c="4"/>template &lt;typename T&gt;</text:p>
      <text:p text:style-name="P37"><text:s text:c="4"/>list&lt;T&gt;::list(): node (_node&lt;T&gt;()) {}</text:p>
      <text:p text:style-name="P37"/>
      <text:p text:style-name="P37"><text:s text:c="4"/>template &lt;typename T&gt;</text:p>
      <text:p text:style-name="P37"><text:s text:c="4"/>list&lt;T&gt;::~list() {</text:p>
      <text:p text:style-name="P37"><text:s text:c="8"/>_node&lt;T&gt; *cur = node.next;</text:p>
      <text:p text:style-name="P37"><text:s text:c="8"/>_node&lt;T&gt; *next;</text:p>
      <text:p text:style-name="P37"><text:s text:c="8"/>while (cur) {</text:p>
      <text:p text:style-name="P37"><text:s text:c="12"/>next = cur-&gt;next;</text:p>
      <text:p text:style-name="P37"><text:s text:c="12"/>delete cur;</text:p>
      <text:p text:style-name="P37"><text:s text:c="12"/>cur = next;</text:p>
      <text:p text:style-name="P37"><text:s text:c="8"/>}</text:p>
      <text:p text:style-name="P37"><text:s text:c="4"/>}</text:p>
      <text:p text:style-name="P37"/>
      <text:p text:style-name="P37"><text:s text:c="4"/>template &lt;typename T&gt;</text:p>
      <text:p text:style-name="P37"><text:s text:c="4"/>_node&lt;T&gt; &amp;list&lt;T&gt;::getNode (int index) const {</text:p>
      <text:p text:style-name="P37"><text:s text:c="8"/>if (++index &lt; 0)</text:p>
      <text:p text:style-name="P37"><text:s text:c="12"/>throw std::invalid_argument ("Invalid list index.");</text:p>
      <text:p text:style-name="P37"><text:soft-page-break/><text:s text:c="8"/>_node&lt;T&gt; *cur = &amp;node;</text:p>
      <text:p text:style-name="P37"><text:s text:c="8"/>for (int i = 0; i &lt; index; i++)</text:p>
      <text:p text:style-name="P37"><text:s text:c="12"/>if (cur-&gt;next)</text:p>
      <text:p text:style-name="P37"><text:s text:c="16"/>cur = cur-&gt;next;</text:p>
      <text:p text:style-name="P37"><text:s text:c="12"/>else</text:p>
      <text:p text:style-name="P37"><text:s text:c="16"/>throw std::out_of_range ("Index is out of range.");</text:p>
      <text:p text:style-name="P37"><text:s text:c="8"/>return *cur;</text:p>
      <text:p text:style-name="P37"><text:s text:c="4"/>}</text:p>
      <text:p text:style-name="P37"/>
      <text:p text:style-name="P37"><text:s text:c="4"/>template &lt;typename T&gt;</text:p>
      <text:p text:style-name="P37"><text:s text:c="4"/>T &amp;list&lt;T&gt;::operator[] (int index) {</text:p>
      <text:p text:style-name="P37"><text:s text:c="8"/>if (index &lt; 0)</text:p>
      <text:p text:style-name="P37"><text:s text:c="12"/>throw std::invalid_argument ("Invalid list index.");</text:p>
      <text:p text:style-name="P37"><text:s text:c="8"/>if (isEmpty())</text:p>
      <text:p text:style-name="P37"><text:s text:c="12"/>throw std::out_of_range ("List is empty.");</text:p>
      <text:p text:style-name="P37"><text:s text:c="8"/>_node&lt;T&gt; *n = &amp;getNode (index);</text:p>
      <text:p text:style-name="P37"><text:s text:c="8"/>return n-&gt;field;</text:p>
      <text:p text:style-name="P37"><text:s text:c="4"/>}</text:p>
      <text:p text:style-name="P37"/>
      <text:p text:style-name="P37"><text:s text:c="4"/>template &lt;typename T&gt;</text:p>
      <text:p text:style-name="P37"><text:s text:c="4"/>T list&lt;T&gt;::operator[] (int index) const {</text:p>
      <text:p text:style-name="P37"><text:s text:c="8"/>if (index &lt; 0)</text:p>
      <text:p text:style-name="P37"><text:s text:c="12"/>throw std::invalid_argument ("Invalid list index.");</text:p>
      <text:p text:style-name="P37"><text:s text:c="8"/>if (isEmpty())</text:p>
      <text:p text:style-name="P37"><text:s text:c="12"/>throw std::out_of_range ("List is empty.");</text:p>
      <text:p text:style-name="P37"><text:s text:c="8"/>_node&lt;T&gt; *n = &amp;getNode (index);</text:p>
      <text:p text:style-name="P37"><text:s text:c="8"/>return n-&gt;field;</text:p>
      <text:p text:style-name="P37"><text:s text:c="4"/>}</text:p>
      <text:p text:style-name="P37"/>
      <text:p text:style-name="P37"><text:s text:c="4"/>template &lt;typename T&gt;</text:p>
      <text:p text:style-name="P37"><text:s text:c="4"/>list&lt;T&gt; &amp;list&lt;T&gt;::push (T data, int index) {</text:p>
      <text:p text:style-name="P37"><text:s text:c="8"/>if (index &lt; 0)</text:p>
      <text:p text:style-name="P37"><text:s text:c="12"/>throw std::invalid_argument ("Invalid list index.");</text:p>
      <text:p text:style-name="P37"><text:s text:c="8"/>_node&lt;T&gt; *n = &amp;getNode (index - 1);</text:p>
      <text:p text:style-name="P37"><text:s text:c="8"/>_node&lt;T&gt; *cur = new _node&lt;T&gt; (data);</text:p>
      <text:p text:style-name="P37"><text:s text:c="8"/>cur-&gt;next = n-&gt;next;</text:p>
      <text:p text:style-name="P37"><text:s text:c="8"/>n-&gt;next = cur;</text:p>
      <text:p text:style-name="P37"><text:s text:c="8"/>return *this;</text:p>
      <text:p text:style-name="P37"><text:s text:c="4"/>}</text:p>
      <text:p text:style-name="P37"/>
      <text:p text:style-name="P37"><text:s text:c="4"/>template &lt;typename T&gt;</text:p>
      <text:p text:style-name="P37"><text:s text:c="4"/>list&lt;T&gt; &amp;list&lt;T&gt;::pushStart (T data) {</text:p>
      <text:p text:style-name="P37"><text:s text:c="8"/>push (data, 0);</text:p>
      <text:p text:style-name="P37"><text:s text:c="8"/>return *this;</text:p>
      <text:p text:style-name="P37"><text:s text:c="4"/>}</text:p>
      <text:p text:style-name="P37"/>
      <text:p text:style-name="P37"><text:s text:c="4"/>template &lt;typename T&gt;</text:p>
      <text:p text:style-name="P37"><text:s text:c="4"/>list&lt;T&gt; &amp;list&lt;T&gt;::pushBack (T data) {</text:p>
      <text:p text:style-name="P37"><text:s text:c="8"/>push (data, len());</text:p>
      <text:p text:style-name="P37"><text:s text:c="8"/>return *this;</text:p>
      <text:p text:style-name="P37"><text:s text:c="4"/>}</text:p>
      <text:p text:style-name="P37"/>
      <text:p text:style-name="P37"><text:soft-page-break/><text:s text:c="4"/>template &lt;typename T&gt;</text:p>
      <text:p text:style-name="P37"><text:s text:c="4"/>T list&lt;T&gt;::pop (int index) {</text:p>
      <text:p text:style-name="P37"><text:s text:c="8"/>if (index &lt; 0)</text:p>
      <text:p text:style-name="P37"><text:s text:c="12"/>throw std::invalid_argument ("Invalid list index.");</text:p>
      <text:p text:style-name="P37"><text:s text:c="8"/>if (isEmpty())</text:p>
      <text:p text:style-name="P37"><text:s text:c="12"/>throw std::out_of_range ("List is empty.");</text:p>
      <text:p text:style-name="P37"><text:s text:c="8"/>_node&lt;T&gt; *n = &amp;getNode (index - 1);</text:p>
      <text:p text:style-name="P37"><text:s text:c="8"/>int data = n-&gt;next-&gt;field;</text:p>
      <text:p text:style-name="P37"><text:s text:c="8"/>_node&lt;T&gt; *next = n-&gt;next-&gt;next;</text:p>
      <text:p text:style-name="P37"><text:s text:c="8"/>n-&gt;next-&gt;next = nullptr;</text:p>
      <text:p text:style-name="P37"><text:s text:c="8"/>delete n-&gt;next;</text:p>
      <text:p text:style-name="P37"><text:s text:c="8"/>n-&gt;next = next;</text:p>
      <text:p text:style-name="P37"><text:s text:c="8"/>return data;</text:p>
      <text:p text:style-name="P37"><text:s text:c="4"/>}</text:p>
      <text:p text:style-name="P37"/>
      <text:p text:style-name="P37"><text:s text:c="4"/>template &lt;typename T&gt;</text:p>
      <text:p text:style-name="P37"><text:s text:c="4"/>int list&lt;T&gt;::len() const {</text:p>
      <text:p text:style-name="P37"><text:s text:c="8"/>_node&lt;T&gt; *cur = &amp;node;</text:p>
      <text:p text:style-name="P37"><text:s text:c="8"/>int len = 0;</text:p>
      <text:p text:style-name="P37"><text:s text:c="8"/>while (cur-&gt;next) {</text:p>
      <text:p text:style-name="P37"><text:s text:c="12"/>cur = cur-&gt;next;</text:p>
      <text:p text:style-name="P37"><text:s text:c="12"/>len++;</text:p>
      <text:p text:style-name="P37"><text:s text:c="8"/>}</text:p>
      <text:p text:style-name="P37"><text:s text:c="8"/>return len;</text:p>
      <text:p text:style-name="P37"><text:s text:c="4"/>}</text:p>
      <text:p text:style-name="P37"/>
      <text:p text:style-name="P37"><text:s text:c="4"/>template &lt;typename T&gt;</text:p>
      <text:p text:style-name="P37"><text:s text:c="4"/>bool list&lt;T&gt;::isEmpty() const {</text:p>
      <text:p text:style-name="P37"><text:s text:c="8"/>return !node.next;</text:p>
      <text:p text:style-name="P37"><text:s text:c="4"/>}</text:p>
      <text:p text:style-name="P37"/>
      <text:p text:style-name="P37"><text:s text:c="4"/>template &lt;typename T&gt;</text:p>
      <text:p text:style-name="P37"><text:s text:c="4"/>std::ostream&amp; operator&lt;&lt; (std::ostream&amp; o, const list&lt;T&gt; &amp;l) {</text:p>
      <text:p text:style-name="P37"><text:s text:c="8"/>_node&lt;T&gt; *cur = &amp;l.node;</text:p>
      <text:p text:style-name="P37"><text:s text:c="8"/>while (cur-&gt;next) {</text:p>
      <text:p text:style-name="P37"><text:s text:c="12"/>cur = cur-&gt;next;</text:p>
      <text:p text:style-name="P37"><text:s text:c="12"/>o &lt;&lt; *cur &lt;&lt; " ";</text:p>
      <text:p text:style-name="P37"><text:s text:c="8"/>}</text:p>
      <text:p text:style-name="P37"><text:s text:c="8"/>return o;</text:p>
      <text:p text:style-name="P37"><text:s text:c="4"/>}</text:p>
      <text:p text:style-name="P37">}</text:p>
      <text:p text:style-name="P37"/>
      <text:p text:style-name="P37">#endif /* list_HPP_ */</text:p>
      <text:p text:style-name="P41">asmazovec@case insert ./sem3.СиАОДвЭВМ.lab2 &gt; cat queue.hpp</text:p>
      <text:p text:style-name="P37"/>
      <text:p text:style-name="P37">#ifndef QUEUE_HPP_</text:p>
      <text:p text:style-name="P37">#define QUEUE_HPP_</text:p>
      <text:p text:style-name="P37"/>
      <text:p text:style-name="P37">#include "list.hpp"</text:p>
      <text:p text:style-name="P37">#include &lt;iostream&gt;</text:p>
      <text:p text:style-name="P37"/>
      <text:p text:style-name="P37">namespace ads {</text:p>
      <text:p text:style-name="P37"><text:s text:c="4"/>template &lt;typename T&gt;</text:p>
      <text:p text:style-name="P37"><text:s text:c="4"/>class queue {</text:p>
      <text:p text:style-name="P37"><text:s text:c="8"/>private:</text:p>
      <text:p text:style-name="P37"><text:s text:c="12"/>list&lt;T&gt; qlist;</text:p>
      <text:p text:style-name="P37"/>
      <text:p text:style-name="P37"><text:s text:c="8"/>public:</text:p>
      <text:p text:style-name="P37"><text:s text:c="12"/>queue &amp;enQueue (T data);</text:p>
      <text:p text:style-name="P37"><text:s text:c="12"/>T deQueue();</text:p>
      <text:p text:style-name="P37"><text:s text:c="12"/>T top() const;</text:p>
      <text:p text:style-name="P37"><text:s text:c="12"/>T end() const;</text:p>
      <text:p text:style-name="P37"><text:s text:c="12"/>bool isEmpty() const;</text:p>
      <text:p text:style-name="P37"><text:s text:c="4"/>};</text:p>
      <text:p text:style-name="P37"/>
      <text:p text:style-name="P37"><text:s text:c="4"/>template &lt;typename T&gt;</text:p>
      <text:p text:style-name="P37"><text:s text:c="4"/>queue&lt;T&gt; &amp;queue&lt;T&gt;::enQueue (T data) {</text:p>
      <text:p text:style-name="P37"><text:s text:c="8"/>qlist.pushBack(data);</text:p>
      <text:p text:style-name="P37"><text:s text:c="8"/>return *this;</text:p>
      <text:p text:style-name="P37"><text:s text:c="4"/>}</text:p>
      <text:p text:style-name="P37"/>
      <text:p text:style-name="P37"><text:s text:c="4"/>template &lt;typename T&gt;</text:p>
      <text:p text:style-name="P37"><text:s text:c="4"/>T queue&lt;T&gt;::deQueue () {</text:p>
      <text:p text:style-name="P37"><text:s text:c="8"/>return qlist.pop(0);</text:p>
      <text:p text:style-name="P37"><text:s text:c="4"/>}</text:p>
      <text:p text:style-name="P37"/>
      <text:p text:style-name="P37"><text:s text:c="4"/>template &lt;typename T&gt;</text:p>
      <text:p text:style-name="P37"><text:s text:c="4"/>T queue&lt;T&gt;::top() const {</text:p>
      <text:p text:style-name="P37"><text:s text:c="8"/>return qlist[0];</text:p>
      <text:p text:style-name="P37"><text:s text:c="4"/>}</text:p>
      <text:p text:style-name="P37"/>
      <text:p text:style-name="P37"><text:s text:c="4"/>template &lt;typename T&gt;</text:p>
      <text:p text:style-name="P37"><text:s text:c="4"/>T queue&lt;T&gt;::end() const {</text:p>
      <text:p text:style-name="P37"><text:s text:c="8"/>return qlist[qlist.len() - 1];</text:p>
      <text:p text:style-name="P37"><text:s text:c="4"/>}</text:p>
      <text:p text:style-name="P37"/>
      <text:p text:style-name="P37"><text:s text:c="4"/>template &lt;typename T&gt;</text:p>
      <text:p text:style-name="P37"><text:s text:c="4"/>bool queue&lt;T&gt;::isEmpty() const {</text:p>
      <text:p text:style-name="P37"><text:s text:c="8"/>return qlist.isEmpty();</text:p>
      <text:p text:style-name="P37"><text:s text:c="4"/>}</text:p>
      <text:p text:style-name="P37">}</text:p>
      <text:p text:style-name="P37"/>
      <text:p text:style-name="P37">#endif /* QUEUE_HPP_ */</text:p>
      <text:p text:style-name="P41">asmazovec@case insert ./sem3.СиАОДвЭВМ.lab2 &gt; cat main.cpp</text:p>
      <text:p text:style-name="P37"/>
      <text:p text:style-name="P37">#include "queue.hpp"</text:p>
      <text:p text:style-name="P37">#include &lt;iostream&gt;</text:p>
      <text:p text:style-name="P37">#include &lt;fstream&gt;</text:p>
      <text:p text:style-name="P37">#include &lt;stdexcept&gt;</text:p>
      <text:p text:style-name="P37"/>
      <text:p text:style-name="P37">using namespace ads;</text:p>
      <text:p text:style-name="P37"/>
      <text:p text:style-name="P37">int task() {</text:p>
      <text:p text:style-name="P37"><text:s text:c="4"/>queue&lt;float&gt; X;</text:p>
      <text:p text:style-name="P37"><text:s text:c="4"/>queue&lt;float&gt; Y;</text:p>
      <text:p text:style-name="P37"/>
      <text:p text:style-name="P37"><text:s text:c="4"/>/* чтение очередей из файлов */</text:p>
      <text:p text:style-name="P37"><text:s text:c="4"/>float x, y;</text:p>
      <text:p text:style-name="P37"><text:s text:c="4"/>std::fstream file;</text:p>
      <text:p text:style-name="P37"/>
      <text:p text:style-name="P37"><text:s text:c="4"/>file.open("X");</text:p>
      <text:p text:style-name="P37"><text:s text:c="4"/>while (file &gt;&gt; x)</text:p>
      <text:p text:style-name="P37"><text:s text:c="8"/>X.enQueue (x);</text:p>
      <text:p text:style-name="P37"><text:s text:c="4"/>file.close();</text:p>
      <text:p text:style-name="P37"/>
      <text:p text:style-name="P37"><text:s text:c="4"/>file.open("Y");</text:p>
      <text:p text:style-name="P37"><text:s text:c="4"/>while (file &gt;&gt; y)</text:p>
      <text:p text:style-name="P37"><text:s text:c="8"/>Y.enQueue (y);</text:p>
      <text:p text:style-name="P37"><text:s text:c="4"/>file.close();</text:p>
      <text:p text:style-name="P37"/>
      <text:p text:style-name="P37"><text:s text:c="4"/>int iter = 0;</text:p>
      <text:p text:style-name="P37"><text:s text:c="4"/>/* вычисление */</text:p>
      <text:p text:style-name="P37"><text:s text:c="4"/>while (!X.isEmpty() &amp;&amp; !Y.isEmpty()) {</text:p>
      <text:p text:style-name="P37"><text:s text:c="8"/>if (X.top() &lt; Y.top())</text:p>
      <text:p text:style-name="P37"><text:s text:c="12"/>X.enQueue (X.deQueue() + Y.deQueue());</text:p>
      <text:p text:style-name="P37"><text:s text:c="8"/>else</text:p>
      <text:p text:style-name="P37"><text:s text:c="12"/>Y.enQueue (X.deQueue() - Y.deQueue());</text:p>
      <text:p text:style-name="P37"><text:s text:c="8"/>iter++;</text:p>
      <text:p text:style-name="P37"><text:s text:c="4"/>}</text:p>
      <text:p text:style-name="P37"><text:s text:c="4"/>return iter;</text:p>
      <text:p text:style-name="P37">}</text:p>
      <text:p text:style-name="P37"/>
      <text:p text:style-name="P37">int main() {</text:p>
      <text:p text:style-name="P37"><text:s text:c="4"/>try {</text:p>
      <text:p text:style-name="P37"><text:s text:c="8"/>std::cout &lt;&lt; task() &lt;&lt; std::endl;</text:p>
      <text:p text:style-name="P37"><text:s text:c="4"/>} catch (std::exception &amp;exception) {</text:p>
      <text:p text:style-name="P39"><text:s text:c="8"/>std::cerr &lt;&lt; "Standard exception: " &lt;&lt; exception.what() </text:p>
      <text:p text:style-name="P39"><text:s text:c="44"/>&lt;&lt; std::endl;</text:p>
      <text:p text:style-name="P37"><text:s text:c="4"/>} catch (...) {</text:p>
      <text:p text:style-name="P37"><text:s text:c="8"/>std::cerr &lt;&lt; "Undetermined exception" &lt;&lt; std::endl;</text:p>
      <text:p text:style-name="P37"><text:s text:c="4"/>}</text:p>
      <text:p text:style-name="P37"><text:s text:c="4"/>return 0;</text:p>
      <text:p text:style-name="P37">}</text:p>
      <text:h text:style-name="P7" text:outline-level="1">Пример решения</text:h>
      <text:p text:style-name="P13">Тест 1. Входные данные: </text:p>
      <text:p text:style-name="P14">X = {0, 1, 2, 3},</text:p>
      <text:p text:style-name="P14">Y = {0, 1, 2, 3}</text:p>
      <text:p text:style-name="P16">Ожидаемый результат работы программы — 4:</text:p>
      <text:p text:style-name="P14">(0) X = {0, 1, 2, 3}, Y = {0, 1, 2, 3} =&gt; Y.enQueue (0 - 0),</text:p>
      <text:p text:style-name="P14">(1) X = {1, 2, 3}, Y = {1, 2, 3, 0} =&gt; Y.enQueue (1 - 1),</text:p>
      <text:p text:style-name="P14">(2) X = {2, 3}, Y = {2, 3, 0, 0} =&gt; Y.enQueue (2 - 2), </text:p>
      <text:p text:style-name="P14">(3) X = {3}, Y = {3, 0, 0, 0} =&gt; Y.enQueue (3 - 3),</text:p>
      <text:p text:style-name="P14">(4) X = {}, Y = {0, 0, 0, 0}</text:p>
      <text:p text:style-name="P17">Пример работы программы (рисунок 4.1 — Тест 1):</text:p>
      <text:p text:style-name="P19"><draw:frame draw:style-name="fr2" draw:name="Изображение1" text:anchor-type="char" svg:width="16.501cm" svg:height="1.215cm" draw:z-index="0"><draw:image xlink:href="Pictures/10000201000002F800000038490E1AF333E6BC22.png" xlink:type="simple" xlink:show="embed" xlink:actuate="onLoad" draw:mime-type="image/png"/></draw:frame>Рисунок 4.1 — Тест 1.</text:p>
      <text:p text:style-name="P18">Тест 2. Входные данные:</text:p>
      <text:p text:style-name="P15">X = {0, 1, 2, 3},</text:p>
      <text:p text:style-name="P15">Y = {<text:span text:style-name="T13">3</text:span>, <text:span text:style-name="T13">2</text:span>, <text:span text:style-name="T13">1</text:span>, <text:span text:style-name="T13">0</text:span>}</text:p>
      <text:p text:style-name="P20">Ожидаемый результат работы программы — 6:</text:p>
      <text:p text:style-name="P15">(0) X = {0, 1, 2, 3}, Y = {<text:span text:style-name="T13">3</text:span>, <text:span text:style-name="T13">2</text:span>, <text:span text:style-name="T13">1</text:span>, <text:span text:style-name="T13">0</text:span>} =&gt; <text:span text:style-name="T13">X</text:span>.enQueue (<text:span text:style-name="T13">3 + 0</text:span>),</text:p>
      <text:p text:style-name="P15">(<text:span text:style-name="T13">1</text:span>) X = {<text:span text:style-name="T13">1</text:span>, 2, 3, <text:span text:style-name="T13">3</text:span>}, Y = {<text:span text:style-name="T13">2</text:span>, <text:span text:style-name="T13">1</text:span>, <text:span text:style-name="T13">0</text:span>} =&gt; <text:span text:style-name="T13">X</text:span>.enQueue (<text:span text:style-name="T13">1 + 2</text:span>),</text:p>
      <text:p text:style-name="P15">(<text:span text:style-name="T13">2</text:span>) X = {2, 3, <text:span text:style-name="T13">3, 3</text:span>}, Y = {<text:span text:style-name="T13">1</text:span>, <text:span text:style-name="T13">0</text:span>} =&gt; <text:span text:style-name="T13">Y</text:span>.enQueue (<text:span text:style-name="T13">1 - 0</text:span>),</text:p>
      <text:p text:style-name="P15">(<text:span text:style-name="T13">3</text:span>) X = {3, <text:span text:style-name="T13">3, 3</text:span>}, Y = {<text:span text:style-name="T13">0, 1</text:span>} =&gt; <text:span text:style-name="T13">Y</text:span>.enQueue (<text:span text:style-name="T13">3 - 0</text:span>),</text:p>
      <text:p text:style-name="P9"><text:span text:style-name="T7">(</text:span><text:span text:style-name="T8">4</text:span><text:span text:style-name="T7">) X = {</text:span><text:span text:style-name="T8">3, 3</text:span><text:span text:style-name="T7">}, Y = {</text:span><text:span text:style-name="T8">1, 3</text:span><text:span text:style-name="T7">} =&gt; </text:span><text:span text:style-name="T8">Y</text:span><text:span text:style-name="T7">.enQueue (</text:span><text:span text:style-name="T8">3 - 1</text:span><text:span text:style-name="T7">),</text:span></text:p>
      <text:p text:style-name="P15">(<text:span text:style-name="T13">5</text:span>) X = {<text:span text:style-name="T13">3</text:span>}, Y = {<text:span text:style-name="T13">3, 2</text:span>} =&gt; <text:span text:style-name="T13">Y</text:span>.enQueue (<text:span text:style-name="T13">3 - 3</text:span>),</text:p>
      <text:p text:style-name="P15">(<text:span text:style-name="T13">6</text:span>) X = {}, Y = {<text:span text:style-name="T13">2, 0</text:span>}</text:p>
      <text:p text:style-name="P20">Пример работы программы (рисунок 4.2 — Тест 2):</text:p>
      <text:p text:style-name="P22"><draw:frame draw:style-name="fr1" draw:name="Изображение2" text:anchor-type="char" svg:x="0cm" svg:y="0.005cm" svg:width="16.501cm" svg:height="1.191cm" draw:z-index="1"><draw:image xlink:href="Pictures/100002010000030700000038DCA62B1E29D7CA15.png" xlink:type="simple" xlink:show="embed" xlink:actuate="onLoad" draw:mime-type="image/png"/></draw:frame>Рисунок 4.2 — Тест 2.</text:p>
      <text:h text:style-name="Heading_20_1" text:outline-level="1">Вывод</text:h>
      <text:p text:style-name="P21">Были изучены АТД линейный список и АТД очередь с динамически выделяемой памятью. Были реализованы классы list и queue, реализующие функционал и структуры данных изученных АТД. Решена поставленная задач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Arial1" svg:font-family="Arial" style:font-family-generic="roman"/>
    <style:font-face style:name="Calibri" svg:font-family="Calibri" style:font-family-generic="roman"/>
    <style:font-face style:name="Calibri Light" svg:font-family="'Calibri Light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Noto Sans Devanagari" svg:font-family="'Noto Sans Devanagari'" style:font-family-generic="swiss"/>
    <style:font-face style:name="Liberation Mono" svg:font-family="'Liberation Mono'" style:font-family-generic="modern" style:font-pitch="fixed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writing-mode="lr-tb"/>
      <style:text-properties style:font-name="Arial1" fo:font-family="Arial" style:font-family-generic="roman" fo:font-size="12pt" style:font-size-asian="12pt" style:font-name-complex="Times New Roman1" style:font-family-complex="'Times New Roman'" style:font-family-generic-complex="system" style:font-pitch-complex="variable" style:font-size-complex="16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text-align="center" style:justify-single-word="false" fo:keep-together="always" fo:keep-with-next="always"/>
      <style:text-properties fo:color="#000000" loext:opacity="100%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keep-with-next="always"/>
      <style:text-properties fo:font-size="11pt" fo:font-weight="bold" style:font-name-asian="F" style:font-family-generic-asian="system" style:font-pitch-asian="variable" style:font-size-asian="11pt" style:font-weight-asian="bold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keep-with-next="always"/>
      <style:text-properties fo:font-size="10pt" fo:font-weight="bold" style:font-name-asian="F" style:font-family-generic-asian="system" style:font-pitch-asian="variable" style:font-size-asian="10pt" style:font-weight-asian="bold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keep-with-next="always"/>
      <style:text-properties fo:font-size="9pt" fo:font-weight="bold" style:font-name-asian="F" style:font-family-generic-asian="system" style:font-pitch-asian="variable" style:font-size-asian="9pt" style:font-weight-asian="bold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line-height="108%" fo:text-align="start" style:justify-single-word="false"/>
      <style:text-properties fo:color="#2e74b5" loext:opacity="100%" style:font-name="Calibri Light" fo:font-family="'Calibri Light'" style:font-family-generic="roman" fo:font-size="16pt" fo:font-weight="normal" style:font-size-asian="16pt" style:language-asian="ru" style:country-asian="RU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1cm" style:auto-text-indent="false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Arial1" fo:font-family="Arial" style:font-family-generic="roman" fo:font-size="12pt" style:font-size-asian="12pt" style:font-name-complex="Arial2" style:font-family-complex="Arial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Arial1" fo:font-family="Arial" style:font-family-generic="roman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Arial1" fo:font-family="Arial" style:font-family-generic="roman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style:font-name="Arial1" fo:font-family="Arial" style:font-family-generic="roman" fo:font-size="10pt" fo:font-weight="bold" style:font-name-asian="F" style:font-family-generic-asian="system" style:font-pitch-asian="variable" style:font-size-asian="10pt" style:font-weight-asian="bold" style:font-name-complex="F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>
      <style:text-properties style:font-name="Arial1" fo:font-family="Arial" style:font-family-generic="roman" fo:font-size="9pt" fo:font-weight="bold" style:font-name-asian="F" style:font-family-generic-asian="system" style:font-pitch-asian="variable" style:font-size-asian="9pt" style:font-weight-asian="bold" style:font-name-complex="F" style:font-family-generic-complex="system" style:font-pitch-complex="variable" style:font-size-complex="16pt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2e74b5" loext:opacity="100%" style:font-name="Calibri Light" fo:font-family="'Calibri Light'" style:font-family-generic="roman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6pt"/>
    </style:style>
    <style:style style:name="Заголовок_20_6_20_Знак" style:display-name="Заголовок 6 Знак" style:family="text" style:parent-style-name="Default_20_Paragraph_20_Font">
      <style:text-properties fo:color="#1f4d78" loext:opacity="100%" style:font-name="Calibri Light" fo:font-family="'Calibri Light'" style:font-family-generic="roman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6pt"/>
    </style:style>
    <style:style style:name="Заголовок_20_7_20_Знак" style:display-name="Заголовок 7 Знак" style:family="text" style:parent-style-name="Default_20_Paragraph_20_Font">
      <style:text-properties fo:color="#1f4d78" loext:opacity="100%" style:font-name="Calibri Light" fo:font-family="'Calibri Light'" style:font-family-generic="roman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6pt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Calibri Light" fo:font-family="'Calibri Light'" style:font-family-generic="roman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Calibri Light" fo:font-family="'Calibri Light'" style:font-family-generic="roman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Arial1" fo:font-family="Arial" style:font-family-generic="roman" fo:font-size="12pt" style:font-size-asian="12pt" style:font-name-complex="Times New Roman1" style:font-family-complex="'Times New Roman'" style:font-family-generic-complex="system" style:font-pitch-complex="variable" style:font-size-complex="16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Arial1" fo:font-family="Arial" style:font-family-generic="roman" fo:font-size="12pt" style:font-size-asian="12pt" style:font-name-complex="Times New Roman1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628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3.898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168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43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7.708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978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248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1.518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8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officeooo:paragraph-rsid="001b3688"/>
    </style:style>
    <style:style style:name="MT1" style:family="text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9</text:page-number></text:p>
      </style:header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2"><text:span text:style-name="MT1">Томск 2020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Ян Яблонский</meta:initial-creator>
    <meta:editing-cycles>41</meta:editing-cycles>
    <meta:creation-date>2020-04-14T12:07:00</meta:creation-date>
    <dc:date>2020-10-20T14:11:50.983783167</dc:date>
    <meta:editing-duration>PT1H43M10S</meta:editing-duration>
    <meta:generator>LibreOffice/7.0.2.2$Linux_X86_64 LibreOffice_project/00$Build-2</meta:generator>
    <meta:print-date>2020-10-19T21:28:45.403328553</meta:print-date>
    <meta:document-statistic meta:table-count="0" meta:image-count="2" meta:object-count="0" meta:page-count="10" meta:paragraph-count="319" meta:word-count="1351" meta:character-count="10089" meta:non-whitespace-character-count="72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